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petition code benchmark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rror measured</text:p>
          </table:table-cell>
          <table:table-cell office:value-type="float" office:value="0.83203125" calcext:value-type="float">
            <text:p>0.832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flagged</text:p>
          </table:table-cell>
          <table:table-cell office:value-type="float" office:value="0.8681640625" calcext:value-type="float">
            <text:p>0.868164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ion successful</text:p>
          </table:table-cell>
          <table:table-cell office:value-type="float" office:value="0.8095703125" calcext:value-type="float">
            <text:p>0.80957031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09:43:16.512993616</meta:creation-date>
    <dc:date>2022-01-30T11:13:53.673419848</dc:date>
    <meta:editing-duration>PT9M6S</meta:editing-duration>
    <meta:editing-cycles>1</meta:editing-cycles>
    <meta:generator>LibreOffice/7.2.4.1$Linux_X86_64 LibreOffice_project/20$Build-1</meta:generator>
    <meta:document-statistic meta:table-count="1" meta:cell-count="7" meta:object-count="0"/>
  </office:meta>
</office:document-meta>
</file>